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ucida Fax" svg:font-family="'Lucida Fax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ed1c24" style:font-name="Lucida Fax"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P2" style:family="paragraph" style:parent-style-name="Standard">
      <style:paragraph-properties fo:text-align="center" style:justify-single-word="false"/>
      <style:text-properties fo:color="#000000" style:font-name="Lucida Fax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P3" style:family="paragraph" style:parent-style-name="Standard">
      <style:paragraph-properties fo:line-height="115%" fo:text-align="center" style:justify-single-word="false"/>
      <style:text-properties fo:color="#000000" style:font-name="Lucida Fax" fo:font-size="14pt" fo:font-style="normal" style:text-underline-style="none" officeooo:rsid="001e072e" officeooo:paragraph-rsid="001e41e6" style:font-size-asian="12.25pt" style:font-style-asian="normal" style:font-size-complex="14pt" style:font-style-complex="normal"/>
    </style:style>
    <style:style style:name="P4" style:family="paragraph" style:parent-style-name="Standard">
      <style:paragraph-properties fo:line-height="115%" fo:text-align="center" style:justify-single-word="false"/>
      <style:text-properties fo:color="#000000" style:font-name="Lucida Fax" fo:font-size="14pt" fo:font-style="normal" style:text-underline-style="none" officeooo:rsid="001e072e" officeooo:paragraph-rsid="001e072e" style:font-size-asian="12.25pt" style:font-style-asian="normal" style:font-size-complex="14pt" style:font-style-complex="normal"/>
    </style:style>
    <style:style style:name="P5" style:family="paragraph" style:parent-style-name="Standard">
      <style:paragraph-properties fo:line-height="115%" fo:text-align="center" style:justify-single-word="false"/>
      <style:text-properties fo:color="#000000" style:font-name="Lucida Fax" fo:font-size="14pt" fo:font-style="normal" style:text-underline-style="none" officeooo:rsid="001e41e6" officeooo:paragraph-rsid="001e41e6" style:font-size-asian="12.25pt" style:font-style-asian="normal" style:font-size-complex="14pt" style:font-style-complex="normal"/>
    </style:style>
    <style:style style:name="P6" style:family="paragraph" style:parent-style-name="Standard">
      <style:paragraph-properties fo:line-height="115%" fo:text-align="center" style:justify-single-word="false"/>
      <style:text-properties fo:color="#000000" style:font-name="Lucida Fax" fo:font-size="14pt" fo:font-style="normal" style:text-underline-style="none" officeooo:rsid="001e41e6" officeooo:paragraph-rsid="001fe8e7" fo:background-color="transparent" style:font-size-asian="12.25pt" style:font-style-asian="normal" style:font-size-complex="14pt" style:font-style-complex="normal"/>
    </style:style>
    <style:style style:name="P7" style:family="paragraph" style:parent-style-name="Standard">
      <style:paragraph-properties fo:line-height="115%" fo:text-align="center" style:justify-single-word="false"/>
      <style:text-properties fo:color="#000000" fo:font-size="14pt" fo:font-style="normal" officeooo:paragraph-rsid="001e41e6"/>
    </style:style>
    <style:style style:name="P8" style:family="paragraph" style:parent-style-name="Standard">
      <style:paragraph-properties fo:line-height="115%" fo:text-align="center" style:justify-single-word="false"/>
      <style:text-properties style:use-window-font-color="true" style:font-name="Lucida Fax" fo:font-size="14pt" fo:font-style="normal" style:text-underline-style="none" officeooo:rsid="001e41e6" officeooo:paragraph-rsid="001e41e6" fo:background-color="transparent" style:font-size-asian="12.25pt" style:font-style-asian="normal" style:font-size-complex="14pt" style:font-style-complex="normal"/>
    </style:style>
    <style:style style:name="P9" style:family="paragraph" style:parent-style-name="Standard">
      <style:paragraph-properties fo:line-height="115%" fo:text-align="center" style:justify-single-word="false"/>
      <style:text-properties style:use-window-font-color="true" style:font-name="Lucida Fax" fo:font-size="14pt" fo:font-style="normal" style:text-underline-style="none" officeooo:rsid="001fe8e7" officeooo:paragraph-rsid="001fe8e7" fo:background-color="transparent" style:font-size-asian="12.25pt" style:font-style-asian="normal" style:font-size-complex="14pt" style:font-style-complex="normal"/>
    </style:style>
    <style:style style:name="T1" style:family="text">
      <style:text-properties officeooo:rsid="001e41e6"/>
    </style:style>
    <style:style style:name="T2" style:family="text">
      <style:text-properties fo:color="#999999" style:font-name="Lucida Fax" style:text-underline-style="none" officeooo:rsid="001e41e6" fo:background-color="#1c1c1c" loext:char-shading-value="0" style:font-size-asian="12.25pt" style:font-style-asian="normal" style:font-size-complex="14pt" style:font-style-complex="normal"/>
    </style:style>
    <style:style style:name="T3" style:family="text">
      <style:text-properties fo:color="#999999" fo:background-color="#1c1c1c" loext:char-shading-value="0"/>
    </style:style>
    <style:style style:name="T4" style:family="text">
      <style:text-properties fo:color="#999999" officeooo:rsid="001e41e6" fo:background-color="#1c1c1c" loext:char-shading-value="0"/>
    </style:style>
    <style:style style:name="T5" style:family="text">
      <style:text-properties style:font-name="Lucida Fax" style:text-underline-style="none" officeooo:rsid="001e41e6" style:font-size-asian="12.25pt" style:font-style-asian="normal" style:font-size-complex="14pt" style:font-style-complex="normal"/>
    </style:style>
    <style:style style:name="T6" style:family="text">
      <style:text-properties fo:color="#f58220" style:font-name="Lucida Fax" style:text-underline-style="none" officeooo:rsid="001e41e6" fo:background-color="#1c1c1c" loext:char-shading-value="0" style:font-size-asian="12.25pt" style:font-style-asian="normal" style:font-size-complex="14pt" style:font-style-complex="normal"/>
    </style:style>
    <style:style style:name="T7" style:family="text">
      <style:text-properties fo:color="#f58220" fo:background-color="#1c1c1c" loext:char-shading-value="0"/>
    </style:style>
    <style:style style:name="T8" style:family="text">
      <style:text-properties fo:color="#f58220" officeooo:rsid="001e41e6" fo:background-color="#1c1c1c" loext:char-shading-value="0"/>
    </style:style>
    <style:style style:name="T9" style:family="text">
      <style:text-properties style:use-window-font-color="true" style:font-name="Lucida Fax" style:text-underline-style="none" officeooo:rsid="001e41e6" fo:background-color="#1c1c1c" loext:char-shading-value="0" style:font-size-asian="12.25pt" style:font-style-asian="normal" style:font-size-complex="14pt" style:font-style-complex="normal"/>
    </style:style>
    <style:style style:name="T10" style:family="text">
      <style:text-properties style:use-window-font-color="true" fo:background-color="#1c1c1c" loext:char-shading-value="0"/>
    </style:style>
    <style:style style:name="T11" style:family="text">
      <style:text-properties style:use-window-font-color="true" officeooo:rsid="001e41e6" fo:background-color="#1c1c1c" loext:char-shading-value="0"/>
    </style:style>
    <style:style style:name="T12" style:family="text">
      <style:text-properties style:use-window-font-color="true" officeooo:rsid="001fe8e7" fo:background-color="#1c1c1c" loext:char-shading-value="0"/>
    </style:style>
    <style:style style:name="T13" style:family="text">
      <style:text-properties fo:color="#579835" style:font-name="Lucida Fax" style:text-underline-style="none" officeooo:rsid="001e41e6" fo:background-color="#1c1c1c" loext:char-shading-value="0" style:font-size-asian="12.25pt" style:font-style-asian="normal" style:font-size-complex="14pt" style:font-style-complex="normal"/>
    </style:style>
    <style:style style:name="T14" style:family="text">
      <style:text-properties fo:color="#579835" fo:background-color="#1c1c1c" loext:char-shading-value="0"/>
    </style:style>
    <style:style style:name="T15" style:family="text">
      <style:text-properties fo:color="#579835" officeooo:rsid="001e41e6" fo:background-color="#1c1c1c" loext:char-shading-value="0"/>
    </style:style>
    <style:style style:name="T16" style:family="text">
      <style:text-properties fo:color="#579835" officeooo:rsid="001fe8e7" fo:background-color="#1c1c1c" loext:char-shading-value="0"/>
    </style:style>
    <style:style style:name="T17" style:family="text">
      <style:text-properties fo:color="#000000" style:font-name="Lucida Fax" fo:font-size="14pt" fo:font-style="normal" style:text-underline-style="none" officeooo:rsid="001e41e6" style:font-size-asian="12.25pt" style:font-style-asian="normal" style:font-size-complex="14pt" style:font-style-complex="normal"/>
    </style:style>
    <style:style style:name="T18" style:family="text">
      <style:text-properties officeooo:rsid="001fe8e7"/>
    </style:style>
    <style:style style:name="T19" style:family="text">
      <style:text-properties officeooo:rsid="0021578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ption d’une situation de travail ayant nécessité une recherche, effectuée durant le projet, à partir de site anglophone :</text:p>
      <text:p text:style-name="P2"><text:a xlink:type="simple" xlink:href="https://twig.symfony.com/doc/2.x/tags/extends.html" text:style-name="Internet_20_link" text:visited-style-name="Visited_20_Internet_20_Link">https://twig.symfony.com/doc/2.x/tags/extends.html</text:a></text:p>
      <text:p text:style-name="P2"/>
      <text:p text:style-name="P3">Lors de la réalisation de la version Mobile de mon site, j’ai eu l’idée de changer de template (‘Masterpage’), afin de Facilité la réorganisation du contenue du site . Je me suis alors renseigné sur comment cela était possible, et j’ai vue que Twig, mon framework d’affichage me permettait cela avec une balise que j’utilis<text:span text:style-name="T1">er</text:span> déjà « extends » ! </text:p>
      <text:p text:style-name="P3"><text:span text:style-name="T17"/></text:p>
      <text:p text:style-name="P3"><text:span text:style-name="T1"><text:tab/></text:span><text:span text:style-name="T11">« </text:span><text:span text:style-name="T4">{% </text:span><text:span text:style-name="T8">extends</text:span><text:span text:style-name="T11"> </text:span><text:span text:style-name="T15">"Masterpage.html.twig"</text:span><text:span text:style-name="T11"> <text:s/></text:span><text:span text:style-name="T4">%}</text:span><text:span text:style-name="T11"> »</text:span></text:p>
      <text:p text:style-name="P3"><text:span text:style-name="T11"/></text:p>
      <text:p text:style-name="P4">Je me suis rendu sur la documentation, très clair elle ma permis de savoir que ce que je recherchai était l’héritage conditionnel.</text:p>
      <text:p text:style-name="P5"/>
      <text:p text:style-name="P7"><text:span text:style-name="T5"><text:tab/></text:span><text:span text:style-name="T9">« </text:span><text:span text:style-name="T2">{% </text:span><text:span text:style-name="T6">extends</text:span><text:span text:style-name="T9"> standalone </text:span><text:span text:style-name="T2">?</text:span><text:span text:style-name="T9"> </text:span><text:span text:style-name="T13">"minimum.html"</text:span><text:span text:style-name="T9"> </text:span><text:span text:style-name="T2">:</text:span><text:span text:style-name="T9"> </text:span><text:span text:style-name="T13">"base.html"</text:span><text:span text:style-name="T9"> </text:span><text:span text:style-name="T2">%}</text:span><text:span text:style-name="T9"> »</text:span></text:p>
      <text:p text:style-name="P7"><text:span text:style-name="T9"/></text:p>
      <text:p text:style-name="P8">Avec plus de parametres, la balise permet de faire plus qu’afficher un template, grâce a un <text:span text:style-name="T18">operateur ternaire et une variable booléenne </text:span>représenter ici par « standalone », <text:s/>elle permet <text:span text:style-name="T18">en fonction de la variable d’afficher l’une ou l’autre des valeurs cité plus loin, Si la variable dit «true » la fonction agira sur minimum.html, Sinon si elle dit « false » elle agira sur base.html.</text:span></text:p>
      <text:p text:style-name="P8"/>
      <text:p text:style-name="P6"><text:span text:style-name="T10">« </text:span><text:span text:style-name="T3">{% </text:span><text:span text:style-name="T7">extends</text:span><text:span text:style-name="T10"> </text:span><text:span text:style-name="T12">ismobile</text:span><text:span text:style-name="T10"> </text:span><text:span text:style-name="T3">?</text:span><text:span text:style-name="T10"> </text:span><text:span text:style-name="T14">"</text:span><text:span text:style-name="T16">Mastemobile</text:span><text:span text:style-name="T14">.html"</text:span><text:span text:style-name="T10"> </text:span><text:span text:style-name="T3">:</text:span><text:span text:style-name="T10"> </text:span><text:span text:style-name="T14">"</text:span><text:span text:style-name="T16">Masterpage</text:span><text:span text:style-name="T14">.html"</text:span><text:span text:style-name="T10"> </text:span><text:span text:style-name="T3">%}</text:span><text:span text:style-name="T10"> »</text:span></text:p>
      <text:p text:style-name="P8"/>
      <text:p text:style-name="P9">J’ai donc utilisé une fonction « ismobile() » qui renvoie « true » si le dispositif de visite du site est un mobile, et renvoie « false » pour tout autre dispositif.</text:p>
      <text:p text:style-name="P9"/>
      <text:p text:style-name="P9">Donc si l’utilisateur visite le site sur ordinateur, la page charger sera Masterpage.html, <text:span text:style-name="T19">alors que si la visite se fais sur mobile, elle chargera Mastermobile.html.</text:span></text:p>
      <text:p text:style-name="P9"/>
      <text:p text:style-name="P9"><text:soft-page-break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ucida Fax" svg:font-family="'Lucida Fax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5:36:15.695000000</meta:creation-date>
    <dc:date>2019-03-21T16:21:03.034000000</dc:date>
    <meta:editing-duration>PT12M44S</meta:editing-duration>
    <meta:editing-cycles>2</meta:editing-cycles>
    <meta:generator>LibreOffice/6.0.6.2$Windows_X86_64 LibreOffice_project/0c292870b25a325b5ed35f6b45599d2ea4458e77</meta:generator>
    <meta:document-statistic meta:table-count="0" meta:image-count="0" meta:object-count="0" meta:page-count="2" meta:paragraph-count="10" meta:word-count="251" meta:character-count="1537" meta:non-whitespace-character-count="1291"/>
  </office:meta>
</office:document-meta>
</file>